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99af" officeooo:paragraph-rsid="001899af"/>
    </style:style>
    <style:style style:name="P2" style:family="paragraph" style:parent-style-name="Standard">
      <style:text-properties officeooo:rsid="0019407c" officeooo:paragraph-rsid="0019407c"/>
    </style:style>
    <style:style style:name="P3" style:family="paragraph" style:parent-style-name="Header">
      <style:paragraph-properties fo:text-align="end" style:justify-single-word="false"/>
      <style:text-properties officeooo:rsid="001985cc" officeooo:paragraph-rsid="001985cc"/>
    </style:style>
    <style:style style:name="P4" style:family="paragraph" style:parent-style-name="Header">
      <style:paragraph-properties fo:text-align="end" style:justify-single-word="false"/>
      <style:text-properties officeooo:rsid="002309ed" officeooo:paragraph-rsid="002309ed"/>
    </style:style>
    <style:style style:name="P5"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982f6" officeooo:paragraph-rsid="001982f6"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style:text-underline-style="none" fo:font-weight="bold" officeooo:rsid="001982f6" officeooo:paragraph-rsid="001982f6"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20pt" style:text-underline-style="none" fo:font-weight="bold" officeooo:rsid="001982f6" officeooo:paragraph-rsid="001982f6"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60pt" style:text-underline-style="solid" style:text-underline-width="auto" style:text-underline-color="font-color" fo:font-weight="normal" officeooo:rsid="001982f6" officeooo:paragraph-rsid="001982f6" style:font-size-asian="60pt" style:font-weight-asian="normal" style:font-size-complex="60pt" style:font-weight-complex="normal"/>
    </style:style>
    <style:style style:name="P9" style:family="paragraph" style:parent-style-name="Standard" style:list-style-name="L2">
      <style:paragraph-properties fo:text-align="start" style:justify-single-word="false"/>
      <style:text-properties fo:font-size="16pt" style:text-underline-style="none" fo:font-weight="normal" officeooo:rsid="001982f6" officeooo:paragraph-rsid="001982f6"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fo:font-size="16pt" style:text-underline-style="none" fo:font-weight="normal" officeooo:rsid="001982f6" officeooo:paragraph-rsid="001982f6"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4pt" style:text-underline-style="none" fo:font-weight="normal" officeooo:rsid="001982f6" officeooo:paragraph-rsid="001982f6"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style:text-underline-style="none" fo:font-weight="normal" officeooo:rsid="001985cc" officeooo:paragraph-rsid="001985cc" style:font-size-asian="14pt" style:font-weight-asian="normal" style:font-size-complex="14pt" style:font-weight-complex="normal"/>
    </style:style>
    <style:style style:name="P13" style:family="paragraph" style:parent-style-name="Standard">
      <style:text-properties fo:font-size="14pt" officeooo:paragraph-rsid="001899af" style:font-size-asian="14pt" style:font-size-complex="14pt"/>
    </style:style>
    <style:style style:name="P14" style:family="paragraph" style:parent-style-name="Standard">
      <style:text-properties fo:font-size="14pt" officeooo:rsid="001b5c60" officeooo:paragraph-rsid="001b5c60" style:font-size-asian="14pt" style:font-size-complex="14pt"/>
    </style:style>
    <style:style style:name="P15" style:family="paragraph" style:parent-style-name="Standard">
      <style:text-properties fo:font-size="14pt" officeooo:rsid="0019407c" officeooo:paragraph-rsid="0019407c" style:font-size-asian="14pt" style:font-size-complex="14pt"/>
    </style:style>
    <style:style style:name="P16" style:family="paragraph" style:parent-style-name="Standard">
      <style:text-properties fo:font-size="14pt" officeooo:rsid="001b5c60" officeooo:paragraph-rsid="001b5c60" style:font-size-asian="12.25pt" style:font-size-complex="14pt"/>
    </style:style>
    <style:style style:name="P17" style:family="paragraph" style:parent-style-name="Standard" style:list-style-name="L3">
      <style:text-properties fo:font-size="14pt" officeooo:rsid="001b5c60" officeooo:paragraph-rsid="001b5c60" style:font-size-asian="12.25pt" style:font-size-complex="14pt"/>
    </style:style>
    <style:style style:name="P18" style:family="paragraph" style:parent-style-name="Standard">
      <style:text-properties fo:font-size="18pt" style:text-underline-style="none" fo:font-weight="bold" officeooo:rsid="001899af" officeooo:paragraph-rsid="001899af" style:font-size-asian="18pt" style:font-weight-asian="bold" style:font-size-complex="18pt" style:font-weight-complex="bold"/>
    </style:style>
    <style:style style:name="P19" style:family="paragraph" style:parent-style-name="Standard">
      <style:text-properties fo:font-size="18pt" fo:font-weight="bold" officeooo:rsid="001899af" officeooo:paragraph-rsid="001899af" style:font-size-asian="18pt" style:font-weight-asian="bold" style:font-size-complex="18pt" style:font-weight-complex="bold"/>
    </style:style>
    <style:style style:name="P20" style:family="paragraph" style:parent-style-name="Standard">
      <style:text-properties fo:font-size="18pt" fo:font-weight="bold" officeooo:rsid="001b5c60" officeooo:paragraph-rsid="001b5c60" style:font-size-asian="18pt" style:font-weight-asian="bold" style:font-size-complex="18pt" style:font-weight-complex="bold"/>
    </style:style>
    <style:style style:name="P21" style:family="paragraph" style:parent-style-name="Standard">
      <style:text-properties fo:font-size="18pt" fo:font-weight="bold" officeooo:rsid="0019407c" officeooo:paragraph-rsid="0019407c" style:font-size-asian="18pt" style:font-weight-asian="bold" style:font-size-complex="18pt" style:font-weight-complex="bold"/>
    </style:style>
    <style:style style:name="P22" style:family="paragraph" style:parent-style-name="Standard">
      <style:text-properties officeooo:rsid="0019407c" officeooo:paragraph-rsid="0019407c"/>
    </style:style>
    <style:style style:name="P23" style:family="paragraph" style:parent-style-name="Standard">
      <style:text-properties officeooo:rsid="001b5c60" officeooo:paragraph-rsid="001b5c60"/>
    </style:style>
    <style:style style:name="P24" style:family="paragraph" style:parent-style-name="Standard">
      <style:text-properties officeooo:paragraph-rsid="0019407c"/>
    </style:style>
    <style:style style:name="P25" style:family="paragraph" style:parent-style-name="Standard">
      <style:text-properties officeooo:paragraph-rsid="002309ed"/>
    </style:style>
    <style:style style:name="P26" style:family="paragraph" style:parent-style-name="Standard">
      <style:paragraph-properties fo:text-align="center" style:justify-single-word="false" fo:break-before="page"/>
      <style:text-properties fo:font-size="20pt" style:text-underline-style="solid" style:text-underline-width="auto" style:text-underline-color="font-color" fo:font-weight="bold" officeooo:rsid="001899af" officeooo:paragraph-rsid="001899af" style:font-size-asian="20pt" style:font-weight-asian="bold" style:font-size-complex="20pt" style:font-weight-complex="bold"/>
    </style:style>
    <style:style style:name="P27" style:family="paragraph" style:parent-style-name="Standard">
      <style:paragraph-properties fo:text-align="center" style:justify-single-word="false" fo:break-before="page"/>
      <style:text-properties officeooo:rsid="001899af" officeooo:paragraph-rsid="001899af"/>
    </style:style>
    <style:style style:name="P28" style:family="paragraph" style:parent-style-name="Standard">
      <style:paragraph-properties fo:break-before="page"/>
      <style:text-properties officeooo:rsid="001899af" officeooo:paragraph-rsid="001899af"/>
    </style:style>
    <style:style style:name="P29" style:family="paragraph" style:parent-style-name="Standard">
      <style:paragraph-properties fo:text-align="start" style:justify-single-word="false" fo:break-before="page"/>
      <style:text-properties fo:font-size="18pt" style:text-underline-style="none" fo:font-weight="bold" officeooo:rsid="001982f6" officeooo:paragraph-rsid="001982f6" style:font-size-asian="18pt" style:font-weight-asian="bold" style:font-size-complex="18pt" style:font-weight-complex="bold"/>
    </style:style>
    <style:style style:name="P30" style:family="paragraph" style:parent-style-name="Standard">
      <style:paragraph-properties fo:break-before="page"/>
      <style:text-properties officeooo:rsid="0019407c" officeooo:paragraph-rsid="0019407c"/>
    </style:style>
    <style:style style:name="P31" style:family="paragraph" style:parent-style-name="Standard">
      <style:paragraph-properties fo:break-before="page"/>
      <style:text-properties officeooo:rsid="001b5c60" officeooo:paragraph-rsid="001b5c60"/>
    </style:style>
    <style:style style:name="P32" style:family="paragraph" style:parent-style-name="Standard" style:master-page-name="First_20_Page">
      <style:paragraph-properties fo:text-align="center" style:justify-single-word="false" style:page-number="auto"/>
      <style:text-properties fo:font-size="20pt" style:text-underline-style="solid" style:text-underline-width="auto" style:text-underline-color="font-color" fo:font-weight="bold" officeooo:rsid="001982f6" officeooo:paragraph-rsid="001982f6" style:font-size-asian="20pt" style:font-weight-asian="bold" style:font-size-complex="20pt" style:font-weight-complex="bold"/>
    </style:style>
    <style:style style:name="T1" style:family="text">
      <style:text-properties officeooo:rsid="001899af"/>
    </style:style>
    <style:style style:name="T2" style:family="text">
      <style:text-properties officeooo:rsid="0019407c"/>
    </style:style>
    <style:style style:name="T3" style:family="text">
      <style:text-properties style:text-underline-style="none"/>
    </style:style>
    <style:style style:name="T4" style:family="text">
      <style:text-properties fo:font-size="14pt" officeooo:rsid="0019407c" style:font-size-asian="14pt" style:font-size-complex="14pt"/>
    </style:style>
    <style:style style:name="T5" style:family="text">
      <style:text-properties fo:font-size="14pt" officeooo:rsid="001eb378" style:font-size-asian="14pt" style:font-size-complex="14pt"/>
    </style:style>
    <style:style style:name="T6" style:family="text">
      <style:text-properties fo:font-size="14pt" officeooo:rsid="00207646" style:font-size-asian="14pt" style:font-size-complex="14pt"/>
    </style:style>
    <style:style style:name="T7" style:family="text">
      <style:text-properties fo:font-size="14pt" officeooo:rsid="002309ed" style:font-size-asian="14pt" style:font-size-complex="14pt"/>
    </style:style>
    <style:style style:name="T8" style:family="text">
      <style:text-properties fo:font-size="14pt" style:text-underline-style="none" officeooo:rsid="0019407c" style:font-size-asian="14pt" style:font-size-complex="14pt"/>
    </style:style>
    <style:style style:name="T9" style:family="text">
      <style:text-properties officeooo:rsid="001985cc"/>
    </style:style>
    <style:style style:name="T10" style:family="text">
      <style:text-properties officeooo:rsid="002309e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5"/>
      <text:p text:style-name="P5"/>
      <text:p text:style-name="P5"/>
      <text:p text:style-name="P5"/>
      <text:p text:style-name="P5"/>
      <text:p text:style-name="P5"/>
      <text:p text:style-name="P5"/>
      <text:p text:style-name="P5"/>
      <text:p text:style-name="P5"/>
      <text:p text:style-name="P8">Ediciones de Java</text:p>
      <text:p text:style-name="P5"/>
      <text:p text:style-name="P6">¿Cuantas ediciones de Java existen?</text:p>
      <text:p text:style-name="P29">Indice</text:p>
      <text:p text:style-name="P7"/>
      <text:list xml:id="list1163854107" text:style-name="L2">
        <text:list-item>
          <text:p text:style-name="P9">Introducción</text:p>
        </text:list-item>
        <text:list-item>
          <text:p text:style-name="P9">Java SE</text:p>
        </text:list-item>
        <text:list-item>
          <text:p text:style-name="P9">Java EE</text:p>
        </text:list-item>
        <text:list-item>
          <text:p text:style-name="P9">Java ME</text:p>
        </text:list-item>
        <text:list-item>
          <text:p text:style-name="P9">Java FX</text:p>
        </text:list-item>
        <text:list-item>
          <text:p text:style-name="P9">Bibliografía</text:p>
        </text:list-item>
      </text:list>
      <text:p text:style-name="P10"/>
      <text:p text:style-name="P10"/>
      <text:p text:style-name="P10"/>
      <text:p text:style-name="P10"/>
      <text:p text:style-name="P26"/>
      <text:p text:style-name="P11">Desde su primera versión JDK 1.0 el lenguaje Java ha pasado por muchos cambios así como varias actualizaciones y novedades para las clases y los paquetes de su librería estándar. Desde J2SE 1.4 <text:span text:style-name="T9">la evolución del lenguaje Java ha estado dirigida por la JCP (Java Community Process) que propone y especifica las novedades y cambios a la plataforma Java.</text:span></text:p>
      <text:p text:style-name="P11"/>
      <text:p text:style-name="P12">Ademas, también se han visto cambios a las librerías de Java a traves de los años, que ha pasado de unos cuantos cientos de clases en el JDK 1.0 a mas de tres mil en sus últimas versiones. Nuevas APIs como Swing o Java2D han sido introducidas en la plataforma así como algunos métodos antiguos han quedado en desuso.</text:p>
      <text:p text:style-name="P12"/>
      <text:p text:style-name="P12">Esta evolución del lenguaje ha requerido crear diferentes ediciones de Java donde cada una se especializa en un campo en concreto.</text:p>
      <text:p text:style-name="P27"/>
      <text:p text:style-name="P18">Standard Edition</text:p>
      <text:p text:style-name="P1"/>
      <text:p text:style-name="P13"><text:span text:style-name="T1">La </text:span><text:span text:style-name="T2">edición</text:span><text:span text:style-name="T1"> mas utilizada cuando pensamos en programar en Java. Esta versión nos provee con las funcionalidades principales del lenguaje como el núcleo de la API así como una maquina virtual, herramientas de desarrollo, tecnologías de despliegue y librerías de clase y herramientas usadas comúnmente en este lenguaje de programación.</text:span></text:p>
      <text:p text:style-name="P13"/>
      <text:p text:style-name="P14">La base para aprender lenguaje Java con programas sencillos de linea de comandos así como crear aplicaciones de interfaz gráfica del usuario.</text:p>
      <text:p text:style-name="P28"/>
      <text:p text:style-name="P19">Enterprise Edition</text:p>
      <text:p text:style-name="P1"/>
      <text:p text:style-name="P15">Esta edición, que está montada encima de la Standard Edition, cuenta con un entorno de desarrollo orientado a aplicaciones mucho mas grandes, escalables y con una seguridad de conexión con la que no se cuenta en la SE.</text:p>
      <text:p text:style-name="P15"/>
      <text:p text:style-name="P15"/>
      <text:p text:style-name="P30"/>
      <text:p text:style-name="P21">Micro Edition</text:p>
      <text:p text:style-name="P2"/>
      <text:p text:style-name="P24"><text:span text:style-name="T4">La edición para programar aplicaciones Java </text:span><text:span text:style-name="T5">para</text:span><text:span text:style-name="T4"> dispositivos pequeños, como </text:span><text:span text:style-name="T5">microcontroladores, sensores, impresoras y ese estilo</text:span><text:span text:style-name="T4">. Aunque cuenta con las herramientas necesaria para el desarrollo esta versión tiene una maquina virtual mucho mas pequeña así como </text:span><text:span text:style-name="T6">interfaces para protocolos de red, aplicaciones offline que se pueden descargar automáticamente, etc</text:span><text:span text:style-name="T4">. Normalmente esta edición suele ser un cliente de la Enterprise Edition.</text:span></text:p>
      <text:p text:style-name="P2"/>
      <text:p text:style-name="P30"/>
      <text:p text:style-name="P21">Java FX</text:p>
      <text:p text:style-name="P2"/>
      <text:p text:style-name="P25"><text:span text:style-name="T4">Java FX </text:span><text:span text:style-name="T7">(Java Platform Effects) </text:span><text:span text:style-name="T4">es una plataforma para crear aplicaciones web complejas usando una versión mas ligera de la API de la interfaz de usuario. Estas aplicaciones usan motores de visualización para </text:span><text:span text:style-name="T7">crear aplicaciones mas graficas y con animaciones</text:span><text:span text:style-name="T4">. </text:span><text:span text:style-name="T7">Esta edición viene incluida en la edición SE así que al descargar la edición estándar también obtendrás esta</text:span><text:span text:style-name="T4">.</text:span></text:p>
      <text:p text:style-name="P31"/>
      <text:p text:style-name="P20">Bibliografía</text:p>
      <text:p text:style-name="P23"/>
      <text:list xml:id="list3589417075" text:style-name="L3">
        <text:list-item>
          <text:p text:style-name="P17"><text:a xlink:type="simple" xlink:href="https://en.wikipedia.org/wiki/Java_version_history" text:style-name="Internet_20_link" text:visited-style-name="Visited_20_Internet_20_Link">https://en.wikipedia.org/wiki/Java_version_history</text:a></text:p>
        </text:list-item>
      </text:list>
      <text:p text:style-name="P16"/>
      <text:list xml:id="list175131136264760" text:continue-numbering="true" text:style-name="L3">
        <text:list-item>
          <text:p text:style-name="P17"><text:a xlink:type="simple" xlink:href="https://docs.oracle.com/javaee/6/firstcup/doc/gkhoy.html" text:style-name="Internet_20_link" text:visited-style-name="Visited_20_Internet_20_Link">https://docs.oracle.com/javaee/6/firstcup/doc/gkhoy.html</text:a></text:p>
        </text:list-item>
      </text:list>
      <text:p text:style-name="P16"/>
      <text:list xml:id="list175131107110679" text:continue-numbering="true" text:style-name="L3">
        <text:list-item>
          <text:p text:style-name="P17"><text:a xlink:type="simple" xlink:href="https://www.knowprogram.com/java/java-editions/" text:style-name="Internet_20_link" text:visited-style-name="Visited_20_Internet_20_Link">https://www.knowprogram.com/java/java-editions/</text:a></text:p>
        </text:list-item>
      </text:list>
      <text:p text:style-name="P16"/>
      <text:list xml:id="list175130367190581" text:continue-numbering="true" text:style-name="L3">
        <text:list-item>
          <text:p text:style-name="P17"><text:a xlink:type="simple" xlink:href="https://codigofacilito.com/articulos/ediciones-java" text:style-name="Internet_20_link" text:visited-style-name="Visited_20_Internet_20_Link">https://codigofacilito.com/articulos/ediciones-java</text:a></text:p>
        </text:list-item>
      </text:list>
      <text:p text:style-name="P16"/>
      <text:list xml:id="list175130476228134" text:continue-numbering="true" text:style-name="L3">
        <text:list-item>
          <text:p text:style-name="P17"><text:a xlink:type="simple" xlink:href="https://ed.team/blog/cuales-son-las-ediciones-de-java" text:style-name="Internet_20_link" text:visited-style-name="Visited_20_Internet_20_Link">https://ed.team/blog/cuales-son-las-ediciones-de-java</text:a></text:p>
        </text:list-item>
      </text:list>
      <text:p text:style-name="P16"/>
      <text:p text:style-name="P16"/>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985cc" officeooo:paragraph-rsid="001985cc"/>
    </style:style>
    <style:style style:name="MP2" style:family="paragraph" style:parent-style-name="Header">
      <style:paragraph-properties fo:text-align="end" style:justify-single-word="false"/>
      <style:text-properties officeooo:rsid="002309ed" officeooo:paragraph-rsid="002309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Ediciones de Java</text:p>
      </style:header>
      <style:header-first>
        <text:p text:style-name="MP2">Ediciones de Java</text:p>
      </style:header-first>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2">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8T15:52:57.399000000</meta:creation-date>
    <dc:date>2022-01-10T17:51:29.198000000</dc:date>
    <meta:editing-duration>PT26M21S</meta:editing-duration>
    <meta:editing-cycles>7</meta:editing-cycles>
    <meta:generator>LibreOffice/7.0.2.2$Windows_X86_64 LibreOffice_project/8349ace3c3162073abd90d81fd06dcfb6b36b994</meta:generator>
    <meta:document-statistic meta:table-count="0" meta:image-count="0" meta:object-count="0" meta:page-count="8" meta:paragraph-count="29" meta:word-count="417" meta:character-count="2769" meta:non-whitespace-character-count="2392"/>
  </office:meta>
</office:document-meta>
</file>